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officeooo:rsid="007f7019" officeooo:paragraph-rsid="0063e9a7"/>
    </style:style>
    <style:style style:name="P2" style:family="paragraph" style:parent-style-name="Text_20_body">
      <style:text-properties officeooo:rsid="007f7019" officeooo:paragraph-rsid="0063e9a7"/>
    </style:style>
    <style:style style:name="P3" style:family="paragraph" style:parent-style-name="Text_20_body">
      <style:paragraph-properties fo:text-align="start" style:justify-single-word="false"/>
      <style:text-properties officeooo:rsid="00884979" officeooo:paragraph-rsid="0063e9a7"/>
    </style:style>
    <style:style style:name="P4" style:family="paragraph" style:parent-style-name="Text_20_body">
      <style:paragraph-properties fo:text-align="start" style:justify-single-word="false"/>
      <style:text-properties officeooo:rsid="007d60a4" officeooo:paragraph-rsid="0063e9a7"/>
    </style:style>
    <style:style style:name="P5" style:family="paragraph" style:parent-style-name="Text_20_body">
      <style:paragraph-properties fo:text-align="start" style:justify-single-word="false"/>
      <style:text-properties officeooo:rsid="007e9a9b" officeooo:paragraph-rsid="0063e9a7"/>
    </style:style>
    <style:style style:name="P6" style:family="paragraph" style:parent-style-name="Text_20_body">
      <style:paragraph-properties fo:text-align="start" style:justify-single-word="false"/>
      <style:text-properties officeooo:rsid="0086d34c" officeooo:paragraph-rsid="0063e9a7"/>
    </style:style>
    <style:style style:name="P7" style:family="paragraph" style:parent-style-name="Text_20_body">
      <style:paragraph-properties fo:text-align="start" style:justify-single-word="false"/>
      <style:text-properties officeooo:rsid="00679aa0" officeooo:paragraph-rsid="0063e9a7"/>
    </style:style>
    <style:style style:name="P8" style:family="paragraph" style:parent-style-name="Text_20_body">
      <style:text-properties officeooo:rsid="00679aa0" officeooo:paragraph-rsid="0063e9a7"/>
    </style:style>
    <style:style style:name="P9" style:family="paragraph" style:parent-style-name="Text_20_body">
      <style:text-properties officeooo:paragraph-rsid="0063e9a7"/>
    </style:style>
    <style:style style:name="P10" style:family="paragraph" style:parent-style-name="Text_20_body">
      <style:text-properties officeooo:rsid="006fd079" officeooo:paragraph-rsid="006fd079"/>
    </style:style>
    <style:style style:name="P11" style:family="paragraph" style:parent-style-name="Text_20_body">
      <style:text-properties officeooo:rsid="0060e4f2" officeooo:paragraph-rsid="006eb072"/>
    </style:style>
    <style:style style:name="P12"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3" style:family="paragraph" style:parent-style-name="Text_20_body">
      <style:text-properties fo:font-style="italic" officeooo:rsid="006fd079" officeooo:paragraph-rsid="006fd079" style:font-style-asian="italic" style:font-style-complex="italic"/>
    </style:style>
    <style:style style:name="P14" style:family="paragraph" style:parent-style-name="Text_20_body">
      <style:text-properties officeooo:rsid="0072aa87" officeooo:paragraph-rsid="0072aa87"/>
    </style:style>
    <style:style style:name="P15" style:family="paragraph" style:parent-style-name="Text_20_body" style:list-style-name="L1">
      <style:text-properties officeooo:rsid="006fd079" officeooo:paragraph-rsid="006fd079"/>
    </style:style>
    <style:style style:name="P16" style:family="paragraph" style:parent-style-name="Text_20_body">
      <style:text-properties officeooo:rsid="00743e2d" officeooo:paragraph-rsid="00743e2d"/>
    </style:style>
    <style:style style:name="P17" style:family="paragraph" style:parent-style-name="Text_20_body">
      <style:text-properties officeooo:paragraph-rsid="0063e9a7"/>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rsid="006fd079"/>
    </style:style>
    <style:style style:name="P20" style:family="paragraph" style:parent-style-name="Heading_20_2">
      <style:paragraph-properties fo:break-before="page"/>
      <style:text-properties officeooo:rsid="00743e2d" officeooo:paragraph-rsid="00743e2d"/>
    </style:style>
    <style:style style:name="P21" style:family="paragraph" style:parent-style-name="Heading_20_1" style:master-page-name="Standard">
      <style:paragraph-properties style:page-number="auto"/>
      <style:text-properties officeooo:rsid="006eb072" officeooo:paragraph-rsid="006eb072"/>
    </style:style>
    <style:style style:name="P22" style:family="paragraph" style:parent-style-name="Heading_20_3">
      <style:paragraph-properties fo:break-before="page"/>
    </style:style>
    <style:style style:name="T1" style:family="text">
      <style:text-properties fo:font-weight="bold" officeooo:rsid="0072aa87" style:font-weight-asian="bold" style:font-weight-complex="bold"/>
    </style:style>
    <style:style style:name="T2" style:family="text">
      <style:text-properties fo:font-weight="bold" officeooo:rsid="00717e4a" style:font-weight-asian="bold" style:font-weight-complex="bold"/>
    </style:style>
    <style:style style:name="T3" style:family="text">
      <style:text-properties officeooo:rsid="0093ac86"/>
    </style:style>
    <style:style style:name="T4" style:family="text">
      <style:text-properties officeooo:rsid="008b03c6"/>
    </style:style>
    <style:style style:name="T5" style:family="text">
      <style:text-properties officeooo:rsid="00701332"/>
    </style:style>
    <style:style style:name="T6" style:family="text">
      <style:text-properties officeooo:rsid="0079f24b"/>
    </style:style>
    <style:style style:name="T7" style:family="text">
      <style:text-properties officeooo:rsid="006a5e6a"/>
    </style:style>
    <style:style style:name="T8" style:family="text">
      <style:text-properties officeooo:rsid="0068cc68"/>
    </style:style>
    <style:style style:name="T9" style:family="text">
      <style:text-properties officeooo:rsid="007f7019"/>
    </style:style>
    <style:style style:name="T10" style:family="text">
      <style:text-properties officeooo:rsid="00679aa0"/>
    </style:style>
    <style:style style:name="T11" style:family="text">
      <style:text-properties officeooo:rsid="00660871"/>
    </style:style>
    <style:style style:name="T12" style:family="text">
      <style:text-properties officeooo:rsid="0060e590"/>
    </style:style>
    <style:style style:name="T13" style:family="text">
      <style:text-properties officeooo:rsid="0068f30f"/>
    </style:style>
    <style:style style:name="T14" style:family="text">
      <style:text-properties officeooo:rsid="006eb072"/>
    </style:style>
    <style:style style:name="T15" style:family="text">
      <style:text-properties officeooo:rsid="0072aa87"/>
    </style:style>
    <style:style style:name="T16" style:family="text">
      <style:text-properties fo:font-style="italic" style:font-style-asian="italic" style:font-style-complex="italic"/>
    </style:style>
    <style:style style:name="T17" style:family="text">
      <style:text-properties style:text-position="0% 100%" style:font-name="Fira Sans"/>
    </style:style>
    <style:style style:name="T18" style:family="text">
      <style:text-properties officeooo:rsid="00743e2d"/>
    </style:style>
    <style:style style:name="T19" style:family="text">
      <style:text-properties officeooo:rsid="00717e4a"/>
    </style:style>
    <style:style style:name="T20" style:family="text">
      <style:text-properties officeooo:rsid="0078f574"/>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2">Η Έκθεση αυτή βασίστηκε στα στοιχεία που κατέγραψαν και απέστειλαν αρκετές δεκάδες επαγγελματιών υγείας που, συχνά σε πολύ δύσκολες συνθήκες, παρέχουν φροντίδα υγείας στους χώρους φιλοξενίας προσφύγων/μεταναστών.</text:p>
          <text:p text:style-name="P12">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21" text:outline-level="1">Εβδομαδιαία Έκθεση επιδημιολογικής επιτήρησης σε σημεία φροντίδας υγείας προσφύγων/μεταναστών</text:h>
      <text:h text:style-name="Heading_20_2" text:outline-level="2">Εβδομάδα <text:span text:style-name="T14">\Sexpr{tgtweek%%100}</text:span>/<text:span text:style-name="T14">\Sexpr{tgtweek%/%100}</text:span> (<text:span text:style-name="T14">\Sexpr{tgtweekR}</text:span>)</text:h>
      <text:p text:style-name="P11"><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0">Κατά την εβδομάδα αυτή, η παρατηρούμενη νοσηρότητα κυμάνθηκε στα αναμενόμενα πλαίσια, με μεμονωμένες εξάρσεις, πρόσκαιρου χαρακτήρα:</text:p><text:list xml:id="list8998162694869606143" text:style-name="L1"><text:list-item><text:p text:style-name="P15">Η συχνότητα εμφάνισης της «αναπνευστικής λοίμωξης με πυρετό» <text:s/>[συμπληρώστε εδώ]</text:p></text:list-item><text:list-item><text:p text:style-name="P15">Η συχνότητα εμφάνισης της «γαστρεντερίτιδας χωρίς αίμα στα κόπρανα» [συμπληρώστε εδώ]</text:p></text:list-item><text:list-item><text:p text:style-name="P15">Η συχνότητα εμφάνισης της «αιμορραγικής διάρροιας», του «εξανθήματος με πυρετό» και της «υποψίας ψώρας» κινήθηκε εντός των αναμενόμενων πλαισίων.</text:p></text:list-item><text:list-item><text:p text:style-name="P15">Κατά την εβδομάδα αυτή δηλώθηκαν ΧΧΧ περιστατικά με υποψία πνευμονικής φυματίωσης από όλα τα κέντρα της χώρας, χωρίς ενδείξεις συρροής. </text:p></text:list-item><text:list-item><text:p text:style-name="P15">Δεν δηλώθηκε κανένα περιστατικό των συνδρόμων/καταστάσεων Νο. 7 έως 14 (βλέπε πίνακα).</text:p></text:list-item></text:list></draw:text-box></draw:frame></text:p>
      <text:p text:style-name="P11"/>
      <text:h text:style-name="P19" text:outline-level="2">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λειτούργησαν στην Ελλάδα XX Κέντρα Φιλοξενίας Προσφύγων/ Μεταναστών (ΚΦΠΜ), από τα οποία \Sexpr{nrow(camps)} μετέχουν στο σύστημα επιτήρησης και \Sexpr{NcampsW} απέστειλαν δεδομένα (ποσοστό \Sexpr{round(100*NcampsW/nrow(camps))}%). Η ένταξη των κέντρων στο σύστημα επιτήρησης συνεχίζεται.</text:p>
      <text:p text:style-name="P10">Στον πίνακα 1 παρουσιάζονται συνοπτικά στοιχεία της νοσηρότητας που εμφανίστηκε στους χώρους φιλοξενίας προσφύγων/μεταναστών, <text:span text:style-name="T15">σε σχέση με την αναμενόμενη νοσηρότητα βάσει των προηγούμενων εβδομάδων.</text:span></text:p>
      <text:p text:style-name="P10">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3">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2">Πίνακας </text:span><text:span text:style-name="T1">1</text:span><text:span text:style-name="T2">:</text:span><text:span text:style-name="T19"> </text:span>Αριθμός επισκέψεων κατά επιτηρούμενο σύνδρομο/κατάσταση υγείας, παρατηρούμενη και αναμενόμενη αναλογική νοσηρότητα, σύνολο κέντρων φιλοξενίας που δήλωσαν, εβδομάδα \Sexpr{tgtweek%%100}/\Sexpr{tgtweek%/%100}.</text:p>
      <text:p text:style-name="Text_20_body">&lt;&lt;Table1, echo=FALSE, results=xml&gt;&gt;=</text:p>
      <text:p text:style-name="Text_20_body">odfTable(<text:span text:style-name="T13">makeT</text:span>able1<text:span text:style-name="T13">(lang, wkly=TRUE)</text:span>, useRowNames=FALSE)</text:p>
      <text:p text:style-name="Text_20_body">@</text:p>
      <text:h text:style-name="P22" text:outline-level="3">Διαχρονική τάση της αναλογικής νοσηρότητας για τα επιτηρούμενα σύνδρομα <text:span text:style-name="T15">και </text:span>καταστάσεις υγείας με τη μεγαλύτερη συχνότητα εμφάνισης στο σύνολο των συμμετεχόντων κέντρων φιλοξενίας προσφύγων/μεταναστών</text:h>
      <text:p text:style-name="P9">&lt;&lt;diag<text:span text:style-name="T7">s1</text:span>, echo = FALSE, results = xml&gt;&gt;=</text:p>
      <text:p text:style-name="P8">for (j in 1:<text:span text:style-name="T15">5</text:span>) {</text:p>
      <text:p text:style-name="P2">styles &lt;- getStyles()</text:p>
      <text:p text:style-name="P2">styles$paragraph &lt;- "My<text:span text:style-name="T8">Header</text:span>"</text:p>
      <text:p text:style-name="P2">setStyles(styles)</text:p>
      <text:p text:style-name="P5">cat(odfCat(sprintf(<text:span text:style-name="T9">"%s. %s"</text:span>, <text:span text:style-name="T10">j</text:span>, syndroDesc[<text:span text:style-name="T10">j</text:span>, lang])))</text:p>
      <text:p text:style-name="P2">styles &lt;- getStyles()</text:p>
      <text:p text:style-name="P2">styles$paragraph &lt;- "MyNormal"</text:p>
      <text:p text:style-name="P2">setStyles(styles)</text:p>
      <text:p text:style-name="P5">cat(odfCat(sprintf(alDayLabels[1, lang], <text:span text:style-name="T10">j</text:span>, syndroDesc[<text:span text:style-name="T10">j</text:span>, lang])))</text:p>
      <text:p text:style-name="P4"><text:span text:style-name="T11">cairo_ps</text:span>(<text:span text:style-name="T10">sprintf("fits%s.ps", j)</text:span>, width=<text:span text:style-name="T11">9.5</text:span>, height=<text:span text:style-name="T11">5.5</text:span>, <text:span text:style-name="T11">pointsize=12</text:span>)</text:p>
      <text:p text:style-name="P4">plotOne(fits[[<text:span text:style-name="T10">j</text:span>]], <text:span text:style-name="T12">lang=lang</text:span>)</text:p>
      <text:p text:style-name="P4">dev.off()</text:p>
      <text:p text:style-name="P4"><text:span text:style-name="T5">cat(</text:span>odfInsertPlot(<text:span text:style-name="T10">sprintf("fits%s.ps", j)</text:span>, height=3.8, width=3.8*3800/2200, <text:span text:style-name="T6">externalFile=TRUE))</text:span></text:p>
      <text:p text:style-name="P6">file.remove(<text:span text:style-name="T10">sprintf("fits%s.ps", j)</text:span>)</text:p>
      <text:p text:style-name="P3"><text:span text:style-name="T3">if (j %% 2 == 0) cat(as.character(</text:span>odfPageBreak()<text:span text:style-name="T4">))</text:span></text:p>
      <text:p text:style-name="P7">}</text:p>
      <text:p text:style-name="P2">styles &lt;- getStyles()</text:p>
      <text:p text:style-name="P2">styles$paragraph &lt;- "My<text:span text:style-name="T7">CenteredNormal</text:span>"</text:p>
      <text:p text:style-name="P1">setStyles(styles)</text:p>
      <text:p text:style-name="P9">@</text:p>
      <text:h text:style-name="P20" text:outline-level="2">Β. Πρόσθετες πληροφορίες και παρεμβάσεις που έγιναν</text:h>
      <text:p text:style-name="P16">[ [ Συμπληρώστε εδώ τυχόν παρεμβάσεις ] ]</text:p>
      <text:p text:style-name="P14">Κατά την εβδομάδα αυτή δηλώθηκαν <text:span text:style-name="T18">ΧΧ</text:span> περιστατικά φυματίωσης από όλα τα κέντρα της χώρας, χωρίς ενδείξεις συρροής.</text:p>
      <text:p text:style-name="P14">Δεν δηλώθηκε κανένα περιστατικό των συνδρόμων/καταστάσεων Νο. 7 έως 14 (βλέπε πίνακα).</text:p>
      <text:p text:style-name="P14"/>
      <text:h text:style-name="P18" text:outline-level="2"><text:span text:style-name="T18">Γ. </text:span>Μεθοδολογία</text:h>
      <text:p text:style-name="P14">Το σύστημα επιδημιολογικής επιτήρησης σε σημεία φροντίδας υγείας προσφύγων/μεταναστών λειτουργεί από τον Απρίλιο 2016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4">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συλλέγονται αθροιστικά στοιχεία (δηλ. αριθμός επισκέψεων), ενώ για τα Νο. 6 έως 14 συλλέγονται και ορισμένες σημαντικές ατομικές πληροφορίες για τους ασθενείς. Τα στοιχεία αποστέλλονται καθημερινά στο Τμήμα Επιδημιολογικής Επιτήρησης του ΚΕΕΛΠΝΟ από τους ιατρούς και νοσηλευτές των Φορέων και Μη Κυβερνητικών Οργανώσεων που στελεχώνουν τα ιατρεία των ΚΦΠΜ. </text:p>
      <text:p text:style-name="P14">Τα δεδομένα κάθε 24ώρου αναλύονται την επόμενη ημέρα και υπολογίζεται ο δείκτης αναλογικής νοσηρότητας (αριθμός επισκέψεων για καθένα από τα σύνδρομα/καταστάσεις που επιτηρούνται προς τον συνολικό αριθμό επισκέψεων, δηλ. τον αριθμό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p>
      <text:p text:style-name="P14">Ο δείκτης αναλογικής νοσηρότητας (παρατηρούμενη αναλογική νοσηρότητα) συγκρίνεται με την <text:span text:style-name="T16">αναμενόμενη</text:span> αναλογική νοσηρότητα, η οποία υπολογίζεται βάσει συγκεκριμένου στατιστικού αλγορίθμου<text:span text:style-name="T17"><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ενώ απορρίπτονται οι ακραίες τιμές (Z-score &gt; 3) και όσες αντιστοιχούν σε επιβεβαιωμένη επιδημική δραστηριότητα.</text:p></text:note-body></text:note></text:span>. Παρατηρούμενη αναλογική νοσηρότητα μεγαλύτερη της αναμενόμενης κατά 2 σταθερές αποκλίσεις (Ζ-score &gt; 2), ισοδυναμεί με «σήμα εγρήγορσης». «Σήμα εγρήγορσης» που εμφανίζεται δύο διαδοχικές ημέρες ισοδυναμεί με «σήμα ειδοποίησης».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1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Fira Sans" fo:font-family="'Fira Sans'" style:font-style-name="Κανονικά" style:font-family-generic="swiss"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6-29T23:33:47.653260052</dc:date>
    <dc:creator>Theodore Lytras</dc:creator>
    <meta:editing-duration>PT5H33M30S</meta:editing-duration>
    <meta:editing-cycles>90</meta:editing-cycles>
    <meta:generator>LibreOffice/5.1.4.2$Linux_X86_64 LibreOffice_project/10m0$Build-2</meta:generator>
    <meta:document-statistic meta:table-count="0" meta:image-count="0" meta:object-count="0" meta:page-count="5" meta:paragraph-count="53" meta:word-count="783" meta:character-count="6402" meta:non-whitespace-character-count="5671"/>
  </office:meta>
</office:document-meta>
</file>